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officeooo:rsid="00500eb2" officeooo:paragraph-rsid="00500eb2"/>
    </style:style>
    <style:style style:name="P21" style:family="paragraph" style:parent-style-name="Standard">
      <style:text-properties officeooo:rsid="00500eb2" officeooo:paragraph-rsid="005064bd"/>
    </style:style>
    <style:style style:name="P22" style:family="paragraph" style:parent-style-name="Standard">
      <style:text-properties officeooo:rsid="00507049" officeooo:paragraph-rsid="00507049"/>
    </style:style>
    <style:style style:name="P23" style:family="paragraph" style:parent-style-name="Standard">
      <style:text-properties officeooo:rsid="0057eac6" officeooo:paragraph-rsid="0058e20c"/>
    </style:style>
    <style:style style:name="P24" style:family="paragraph" style:parent-style-name="Standard">
      <style:text-properties officeooo:rsid="005a9c9e" officeooo:paragraph-rsid="005a9c9e"/>
    </style:style>
    <style:style style:name="P25" style:family="paragraph" style:parent-style-name="Standard" style:list-style-name="L1"/>
    <style:style style:name="P26" style:family="paragraph" style:parent-style-name="Standard">
      <style:text-properties style:text-underline-style="none" fo:font-weight="normal" officeooo:rsid="0058e20c" officeooo:paragraph-rsid="0058e20c" style:font-weight-asian="normal" style:font-weight-complex="normal"/>
    </style:style>
    <style:style style:name="P27" style:family="paragraph" style:parent-style-name="Standard">
      <style:text-properties style:text-underline-style="none" fo:font-weight="normal" officeooo:rsid="005a9c9e" officeooo:paragraph-rsid="005a9c9e" style:font-weight-asian="normal" style:font-weight-complex="normal"/>
    </style:style>
    <style:style style:name="P28" style:family="paragraph" style:parent-style-name="Standard">
      <style:text-properties style:text-underline-style="none" fo:font-weight="normal" officeooo:rsid="005f54c5" officeooo:paragraph-rsid="005a9c9e" style:font-weight-asian="normal" style:font-weight-complex="normal"/>
    </style:style>
    <style:style style:name="P29" style:family="paragraph" style:parent-style-name="Standard">
      <style:text-properties style:text-underline-style="none" fo:font-weight="normal" officeooo:rsid="006103ba" officeooo:paragraph-rsid="006103ba" style:font-weight-asian="normal" style:font-weight-complex="normal"/>
    </style:style>
    <style:style style:name="P30"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5f54c5" officeooo:paragraph-rsid="005a9c9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officeooo:rsid="001dfa5c"/>
    </style:style>
    <style:style style:name="T7" style:family="text">
      <style:text-properties officeooo:rsid="001ff3ef"/>
    </style:style>
    <style:style style:name="T8" style:family="text">
      <style:text-properties officeooo:rsid="0037f2ad"/>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37f2ad" style:font-weight-asian="bold" style:font-weight-complex="bold"/>
    </style:style>
    <style:style style:name="T12" style:family="text">
      <style:text-properties style:text-underline-style="none" fo:font-weight="bold" officeooo:rsid="00409f1e" style:font-weight-asian="bold" style:font-weight-complex="bold"/>
    </style:style>
    <style:style style:name="T13" style:family="text">
      <style:text-properties style:text-underline-style="none" fo:font-weight="bold" officeooo:rsid="0042156b" style:font-weight-asian="bold" style:font-weight-complex="bold"/>
    </style:style>
    <style:style style:name="T14" style:family="text">
      <style:text-properties style:text-underline-style="none" fo:font-weight="bold" officeooo:rsid="00432e71" style:font-weight-asian="bold" style:font-weight-complex="bold"/>
    </style:style>
    <style:style style:name="T15" style:family="text">
      <style:text-properties style:text-underline-style="none" fo:font-weight="bold" officeooo:rsid="00438776" style:font-weight-asian="bold" style:font-weight-complex="bold"/>
    </style:style>
    <style:style style:name="T16" style:family="text">
      <style:text-properties style:text-underline-style="none" fo:font-weight="bold" officeooo:rsid="0043d92d" style:font-weight-asian="bold" style:font-weight-complex="bold"/>
    </style:style>
    <style:style style:name="T17" style:family="text">
      <style:text-properties style:text-underline-style="none" fo:font-weight="bold" officeooo:rsid="005aad5f" style:font-weight-asian="bold" style:font-weight-complex="bold"/>
    </style:style>
    <style:style style:name="T18" style:family="text">
      <style:text-properties style:text-underline-style="none" fo:font-weight="bold" officeooo:rsid="00432e71" fo:background-color="#ffff00" loext:char-shading-value="0" style:font-weight-asian="bold" style:font-weight-complex="bold"/>
    </style:style>
    <style:style style:name="T19" style:family="text">
      <style:text-properties style:text-underline-style="none" fo:font-weight="bold" officeooo:rsid="00438776" fo:background-color="#ffff00" loext:char-shading-value="0" style:font-weight-asian="bold" style:font-weight-complex="bold"/>
    </style:style>
    <style:style style:name="T20" style:family="text">
      <style:text-properties style:text-underline-style="none" officeooo:rsid="003fa833"/>
    </style:style>
    <style:style style:name="T21" style:family="text">
      <style:text-properties style:text-underline-style="none" officeooo:rsid="00409f1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09f1e" style:font-weight-asian="normal" style:font-weight-complex="normal"/>
    </style:style>
    <style:style style:name="T24" style:family="text">
      <style:text-properties style:text-underline-style="none" fo:font-weight="normal" officeooo:rsid="0042156b" style:font-weight-asian="normal" style:font-weight-complex="normal"/>
    </style:style>
    <style:style style:name="T25" style:family="text">
      <style:text-properties style:text-underline-style="none" fo:font-weight="normal" officeooo:rsid="00432e71" style:font-weight-asian="normal" style:font-weight-complex="normal"/>
    </style:style>
    <style:style style:name="T26" style:family="text">
      <style:text-properties style:text-underline-style="none" fo:font-weight="normal" officeooo:rsid="00438776" style:font-weight-asian="normal" style:font-weight-complex="normal"/>
    </style:style>
    <style:style style:name="T27" style:family="text">
      <style:text-properties style:text-underline-style="none" fo:font-weight="normal" officeooo:rsid="0043d92d" style:font-weight-asian="normal" style:font-weight-complex="normal"/>
    </style:style>
    <style:style style:name="T28" style:family="text">
      <style:text-properties style:text-underline-style="none" fo:font-weight="normal" officeooo:rsid="00443b7d" style:font-weight-asian="normal" style:font-weight-complex="normal"/>
    </style:style>
    <style:style style:name="T29" style:family="text">
      <style:text-properties style:text-underline-style="none" fo:font-weight="normal" officeooo:rsid="00485475" style:font-weight-asian="normal" style:font-weight-complex="normal"/>
    </style:style>
    <style:style style:name="T30" style:family="text">
      <style:text-properties style:text-underline-style="none" fo:font-weight="normal" officeooo:rsid="004a2283" style:font-weight-asian="normal" style:font-weight-complex="normal"/>
    </style:style>
    <style:style style:name="T31" style:family="text">
      <style:text-properties style:text-underline-style="none" fo:font-weight="normal" officeooo:rsid="004e8f04" style:font-weight-asian="normal" style:font-weight-complex="normal"/>
    </style:style>
    <style:style style:name="T32" style:family="text">
      <style:text-properties style:text-underline-style="none" fo:font-weight="normal" officeooo:rsid="005064bd" style:font-weight-asian="normal" style:font-weight-complex="normal"/>
    </style:style>
    <style:style style:name="T33" style:family="text">
      <style:text-properties style:text-underline-style="none" fo:font-weight="normal" officeooo:rsid="00507049" style:font-weight-asian="normal" style:font-weight-complex="normal"/>
    </style:style>
    <style:style style:name="T34" style:family="text">
      <style:text-properties style:text-underline-style="none" fo:font-weight="normal" officeooo:rsid="00513ec1" style:font-weight-asian="normal" style:font-weight-complex="normal"/>
    </style:style>
    <style:style style:name="T35" style:family="text">
      <style:text-properties style:text-underline-style="none" fo:font-weight="normal" officeooo:rsid="0052f729" style:font-weight-asian="normal" style:font-weight-complex="normal"/>
    </style:style>
    <style:style style:name="T36" style:family="text">
      <style:text-properties style:text-underline-style="none" fo:font-weight="normal" officeooo:rsid="005375c6" style:font-weight-asian="normal" style:font-weight-complex="normal"/>
    </style:style>
    <style:style style:name="T37" style:family="text">
      <style:text-properties style:text-underline-style="none" fo:font-weight="normal" officeooo:rsid="0054c4f4" style:font-weight-asian="normal" style:font-weight-complex="normal"/>
    </style:style>
    <style:style style:name="T38" style:family="text">
      <style:text-properties style:text-underline-style="none" fo:font-weight="normal" officeooo:rsid="00569fb7" style:font-weight-asian="normal" style:font-weight-complex="normal"/>
    </style:style>
    <style:style style:name="T39" style:family="text">
      <style:text-properties style:text-underline-style="none" fo:font-weight="normal" officeooo:rsid="0058e20c" style:font-weight-asian="normal" style:font-weight-complex="normal"/>
    </style:style>
    <style:style style:name="T40" style:family="text">
      <style:text-properties style:text-underline-style="none" fo:font-weight="normal" officeooo:rsid="005aad5f" style:font-weight-asian="normal" style:font-weight-complex="normal"/>
    </style:style>
    <style:style style:name="T41" style:family="text">
      <style:text-properties style:text-underline-style="none" fo:font-weight="normal" officeooo:rsid="005caa47" style:font-weight-asian="normal" style:font-weight-complex="normal"/>
    </style:style>
    <style:style style:name="T42" style:family="text">
      <style:text-properties style:text-underline-style="none" fo:font-weight="normal" officeooo:rsid="005e46c0" style:font-weight-asian="normal" style:font-weight-complex="normal"/>
    </style:style>
    <style:style style:name="T43" style:family="text">
      <style:text-properties style:text-underline-style="none" fo:font-weight="normal" officeooo:rsid="00432e71" fo:background-color="transparent" loext:char-shading-value="0" style:font-weight-asian="normal" style:font-weight-complex="normal"/>
    </style:style>
    <style:style style:name="T44" style:family="text">
      <style:text-properties style:text-underline-style="none" fo:font-weight="normal" officeooo:rsid="00460c55" fo:background-color="transparent" loext:char-shading-value="0" style:font-weight-asian="normal" style:font-weight-complex="normal"/>
    </style:style>
    <style:style style:name="T45" style:family="text">
      <style:text-properties style:text-underline-style="none" officeooo:rsid="00569fb7"/>
    </style:style>
    <style:style style:name="T46" style:family="text">
      <style:text-properties style:text-underline-style="none" officeooo:rsid="0058e20c"/>
    </style:style>
    <style:style style:name="T47" style:family="text">
      <style:text-properties officeooo:rsid="003951aa"/>
    </style:style>
    <style:style style:name="T48" style:family="text">
      <style:text-properties officeooo:rsid="0039a381"/>
    </style:style>
    <style:style style:name="T49" style:family="text">
      <style:text-properties officeooo:rsid="003b0574"/>
    </style:style>
    <style:style style:name="T50" style:family="text">
      <style:text-properties officeooo:rsid="003fa833"/>
    </style:style>
    <style:style style:name="T51" style:family="text">
      <style:text-properties fo:font-weight="normal" officeooo:rsid="004d7f72" style:font-weight-asian="normal" style:font-weight-complex="normal"/>
    </style:style>
    <style:style style:name="T52" style:family="text">
      <style:text-properties officeooo:rsid="00616057"/>
    </style:style>
    <style:style style:name="T53" style:family="text">
      <style:text-properties officeooo:rsid="00617b28"/>
    </style:style>
    <style:style style:name="T54" style:family="text">
      <style:text-properties officeooo:rsid="00620161"/>
    </style:style>
    <style:style style:name="T55" style:family="text">
      <style:text-properties officeooo:rsid="0062a3dc"/>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1922429967" text:style-name="L1">
        <text:list-item>
          <text:p text:style-name="P25">A name, preferably one that is globally unique.</text:p>
        </text:list-item>
        <text:list-item>
          <text:p text:style-name="P25">Declarations of dependencies on other modules.</text:p>
        </text:list-item>
        <text:list-item>
          <text:p text:style-name="P25">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7">modulo_con_clase_main/clase_main</text:span></text:p>
      <text:p text:style-name="P5"/>
      <text:p text:style-name="P6">--module-path: <text:span text:style-name="T6">carpeta con los modulos</text:span></text:p>
      <text:p text:style-name="P6">--module: <text:span text:style-name="T6">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8">modulos que desarrolladores crean para sus proyectos (librerias, frameworks, applicaciones) son </text:span><text:span text:style-name="T11">application modules</text:span><text:span text:style-name="T8"> → modular jars, non JDK modulos</text:span></text:p>
      <text:p text:style-name="P7">- <text:span text:style-name="T47">el modulo que contiene el punto de ejecucion de la aplicacion (main) o donde la compilacion comienza es </text:span><text:span text:style-name="T2">initial module</text:span></text:p>
      <text:p text:style-name="P7">- <text:span text:style-name="T2">root modules</text:span><text:span text:style-name="T47"> son donde el module system comienza resolviendo dependencias (el modulo que contiene el main es un root module, es parte de los observables)</text:span></text:p>
      <text:p text:style-name="P7">- <text:span text:style-name="T48">los modulos que construyen el jdk son </text:span><text:span text:style-name="T3">platform modules,</text:span><text:span text:style-name="T48"> definidos por la Java SE Platform Specification (java.***) y especificos del jdk (jdk.***).</text:span></text:p>
      <text:p text:style-name="P7">- <text:span text:style-name="T49">un tipo especial de platform modules son los </text:span><text:span text:style-name="T4">incubator modules</text:span><text:span text:style-name="T49">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51">modulo contenido en una runtime image, sin el uso de jlink son igual al </text:span><text:span text:style-name="T5">platform modules</text:span></text:p>
      <text:p text:style-name="P8">- <text:span text:style-name="T50">java <text:s/>--list-modules para para listar los modulos de la imagen</text:span></text:p>
      <text:p text:style-name="P8"><text:span text:style-name="T20">- </text:span><text:span text:style-name="T21">todos los </text:span><text:span text:style-name="T12">platform modulos</text:span><text:span text:style-name="T21"> en el actual runtime junto a los </text:span><text:span text:style-name="T12">application modules </text:span><text:span text:style-name="T23">especificados en la linea de comandos son llamados observables, juntos forman el universo de </text:span><text:span text:style-name="T12">observable modules</text:span><text:span text:style-name="T30">, los que el JPMS puede usar para completar las dependencias</text:span></text:p>
      <text:p text:style-name="P8"><text:span text:style-name="T23">- </text:span><text:span text:style-name="T24">para el module system todos los modulos son lo mismo excepto java.base el </text:span><text:span text:style-name="T13">base module</text:span></text:p>
      <text:p text:style-name="P8"><text:span text:style-name="T24">→ </text:span><text:span text:style-name="T25">java.base contiene java.lang, java.util, java.nio, java.time…</text:span></text:p>
      <text:p text:style-name="P13">→ java.base es el unico hard-coded en el module system</text:p>
      <text:p text:style-name="P8"><text:span text:style-name="T25">- </text:span><text:span text:style-name="T14">platform modules</text:span><text:span text:style-name="T25"> y la mayoria de los </text:span><text:span text:style-name="T14">application modules</text:span><text:span text:style-name="T25"> tienen module descriptors entregados por el creador del modulo y son llamados </text:span><text:span text:style-name="T18">explicit modules</text:span><text:span text:style-name="T43"> </text:span><text:span text:style-name="T44">(modulo con un descriptor)</text:span></text:p>
      <text:p text:style-name="P8"><text:span text:style-name="T25">- </text:span><text:span text:style-name="T19">automatic modules</text:span><text:span text:style-name="T26"> son </text:span><text:span text:style-name="T15">application modules</text:span><text:span text:style-name="T26"> pero creados por el runtime </text:span><text:span text:style-name="T28">(modulos sin un module descriptor, plain jar en el module path, </text:span><text:span text:style-name="T29">inferidos por el JPMS</text:span><text:span text:style-name="T28">)</text:span></text:p>
      <text:p text:style-name="P8"><text:span text:style-name="T26">- </text:span><text:span text:style-name="T15">explicit modules</text:span><text:span text:style-name="T26"> y </text:span><text:span text:style-name="T15">automatic modules</text:span><text:span text:style-name="T26"> forman los </text:span><text:span text:style-name="T19">named modules</text:span></text:p>
      <text:p text:style-name="P8"><text:span text:style-name="T26">- </text:span><text:span text:style-name="T27">tambien hay </text:span><text:span text:style-name="T16">unnamed modules</text:span><text:span text:style-name="T31">: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21"><text:span text:style-name="T22">→</text:span><text:span text:style-name="T32"> </text:span><text:span text:style-name="T22">no tiene</text:span><text:span text:style-name="T32">n</text:span><text:span text:style-name="T22"> que existir dependencias ciclicas entre modulos, </text:span><text:span text:style-name="T32">causara error en compilacion</text:span></text:p>
      <text:p text:style-name="P21"><text:span text:style-name="T22">→</text:span><text:span text:style-name="T32"> </text:span><text:span text:style-name="T22">no tienen que ser dependientes en compilacion</text:span></text:p>
      <text:p text:style-name="P21"><text:span text:style-name="T22">→</text:span><text:span text:style-name="T32"> </text:span><text:span text:style-name="T22">split package no seran compilados o lanzados, </text:span><text:span text:style-name="T33">no importa si son o no exportados</text:span></text:p>
      <text:p text:style-name="P20"><text:span text:style-name="T22">→</text:span><text:span text:style-name="T32">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22"><text:span text:style-name="T32">u</text:span><text:span text:style-name="T22">n tipo foo en un modulo bar es </text:span><text:span text:style-name="T10">accesible</text:span><text:span text:style-name="T22"> si:</text:span></text:p>
      <text:p text:style-name="P17">→ foo es publico</text:p>
      <text:p text:style-name="P17">→ foo pertenece a un modulo que bar exporta</text:p>
      <text:p text:style-name="P22"><text:span text:style-name="T22">→ otro modulo lee el modulo bar </text:span><text:span text:style-name="T34">← se incluye el modulo que quiere acceder al tipo, </text:span><text:span text:style-name="T35">es solo accesible al modulo que quiera usarlo, tiene que indicar que quiere usarlo </text:span><text:span text:style-name="T36">para ser parte de la accesibilidad, </text:span><text:span text:style-name="T37">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20"><text:span text:style-name="T22">- </text:span><text:span text:style-name="T38">no es necesario exportar el packete que contiene el main</text:span></text:p>
      <text:p text:style-name="P18"/>
      <text:p text:style-name="P4"><text:span text:style-name="T46">module </text:span><text:span text:style-name="T45">p</text:span><text:span text:style-name="T9">ublic api:</text:span></text:p>
      <text:p text:style-name="P23"><text:span text:style-name="T22">- </text:span><text:span text:style-name="T39">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23"><text:span text:style-name="T39">→ nombres, tipos de argumentos, tipos de retorno, nombres de metodo publicos y protegidos (firma del metodo)</text:span><text:span text:style-name="T22"> </text:span></text:p>
      <text:p text:style-name="P23"><text:span text:style-name="T22">→</text:span><text:span text:style-name="T39">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24"><text:span text:style-name="T39">s</text:span><text:span text:style-name="T22">i un tipo no es accesible no es posible interactuar </text:span><text:span text:style-name="T40">en ninguna forma que es </text:span><text:span text:style-name="T17">especifica a su tipo</text:span><text:span text:style-name="T22">: instanciarlo, acceder a sus campos, invocar metodos o usar clases anidadas, </text:span><text:span text:style-name="T41">si es posible cuando se accede atravéz de un super tipo (como una interface que el tipo implementa)</text:span></text:p>
      <text:p text:style-name="P24"><text:span text:style-name="T41">→</text:span><text:span text:style-name="T42"> no public implementaciones de una public interface pueden ser usadas atravez de una interface</text:span></text:p>
      <text:p text:style-name="P28">→ refleccion tampoco puede sobrepasar los limites de los modulos</text:p>
      <text:p text:style-name="P28"/>
      <text:p text:style-name="P28"/>
      <text:p text:style-name="P28"/>
      <text:p text:style-name="P28"/>
      <text:p text:style-name="P28"/>
      <text:p text:style-name="P31"/>
      <text:p text:style-name="P28"/>
      <text:p text:style-name="P29">- refleccion permite acceder a no public miembros y clases, <text:span text:style-name="T52">con los modulos no funciona de la misma forma.</text:span></text:p>
      <text:p text:style-name="P29">- <text:span text:style-name="T52">el codigo compilado tiene los limites de package</text:span></text:p>
      <text:p text:style-name="P29">- <text:span text:style-name="T52">con los modulos la refleccion tiene las mismas reglas de accesibilidad que el codigo compilado</text:span></text:p>
      <text:p text:style-name="P29">→<text:span text:style-name="T53"> puede acceder a miembros publicos de clases publicas en paquetes exportados</text:span></text:p>
      <text:p text:style-name="P29">→<text:span text:style-name="T54"> solo aplica a codigo en explicit modules, si el codigo corre desde el classpath no aplica (no esta encapsulado)</text:span></text:p>
      <text:p text:style-name="P30">- <text:span text:style-name="T55">export no soporta deep reflection sobre non-private campos y metodos</text:span></text:p>
      <text:p text:style-name="P29">- </text:p>
      <text:p text:style-name="P29"/>
      <text:p text:style-name="P2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82" meta:word-count="1333" meta:character-count="8006" meta:non-whitespace-character-count="6758"/>
  </office:meta>
</office:document-meta>
</file>